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acodeleser auf farbigem Papier te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Nachrichten an Verkäufer schicken, die News erhalten woll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 registrierte und neu abgeschlossene Listen</text:p>
          </table:table-cell>
          <table:table-cell table:style-name="Default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Atom Feed für neue Nachricht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ontact Seite um Nachrichten an Börse Burgthann zu send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Hilfe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Über un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Öffentliche News Seite erstell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CSV-Datei einer Liste exportieren</text:p>
          </table:table-cell>
          <table:table-cell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Liste suchen Verkäufer, freie, registrierte, event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Atom Feed für neue Benutzer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Change im Profil um das Avatar zu ändern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/>
          <table:table-cell office:value-type="string">
            <text:p>CSS-Styles löschen wegen IE Problem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suchen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 office:value-type="string">
            <text:p>Amand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30T23:19:21</dc:date>
    <dc:creator>Pierre Sugar</dc:creator>
    <meta:editing-duration>P11DT4H12M9S</meta:editing-duration>
    <meta:editing-cycles>31</meta:editing-cycles>
    <meta:generator>LibreOffice/3.5$Linux_X86_64 LibreOffice_project/350m1$Build-2</meta:generator>
    <meta:printed-by>Pierre Sugar</meta:printed-by>
    <meta:print-date>2013-07-27T23:41:39</meta:print-date>
    <meta:document-statistic meta:table-count="3" meta:cell-count="98" meta:object-count="0"/>
  </office:meta>
</office:document-meta>
</file>